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left" draw:textarea-vertical-align="top" draw:auto-grow-height="false" fo:padding-top="0.03cm" fo:padding-bottom="0.03cm" fo:padding-left="0.15cm" fo:padding-right="0.15cm" fo:wrap-option="wrap"/>
    </style:style>
    <style:style style:name="gr2" style:family="graphic" style:parent-style-name="standard">
      <style:graphic-properties draw:fill-color="#c0c0c0" draw:textarea-horizontal-align="center" draw:textarea-vertical-align="middle" draw:auto-grow-height="false" fo:padding-top="0.03cm" fo:padding-bottom="0.03cm" fo:padding-left="0.15cm" fo:padding-right="0.15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>
        <style:tab-stops>
          <style:tab-stop style:position="2.2cm"/>
          <style:tab-stop style:position="2.8cm"/>
        </style:tab-stops>
      </style:paragraph-properties>
    </style:style>
    <style:style style:name="P2" style:family="paragraph">
      <style:paragraph-properties fo:text-align="center">
        <style:tab-stops>
          <style:tab-stop style:position="2.2cm"/>
          <style:tab-stop style:position="2.8cm"/>
        </style:tab-stops>
      </style:paragraph-properties>
      <style:text-properties fo:font-size="8pt" style:font-size-asian="18pt" style:font-size-complex="18pt"/>
    </style:style>
    <style:style style:name="P3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</style:style>
    <style:style style:name="P4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  <style:text-properties fo:font-size="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0.4cm" svg:x="2.5cm" svg:y="2.6cm">
          <text:p text:style-name="P1"><text:span text:style-name="T1">Enter user name</text:span><text:span text:style-name="T1"><text:tab/></text:span><text:span text:style-name="T1">into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3cm" svg:height="0.4cm" svg:x="0.1cm" svg:y="0.1cm">
          <text:p text:style-name="P3"><text:span text:style-name="T1">Instance of Sequenc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5cm" svg:y="4.8cm">
          <text:p text:style-name="P1"><text:span text:style-name="T1">Enter password</text:span><text:span text:style-name="T1"><text:tab/></text:span><text:span text:style-name="T1">into</text:span><text:span text:style-name="T1"><text:tab/></text:span><text:span text:style-name="T1">Textfield “password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5cm" svg:y="2.1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0.7cm" svg:y="6.1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Button “login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5cm" svg:y="4.3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Textfield “password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2cm" svg:height="0.4cm" svg:x="1.3cm" svg:y="1.1cm">
          <text:p text:style-name="P3"><text:span text:style-name="T1">Instance of 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1cm" svg:height="0.4cm" svg:x="0.7cm" svg:y="0.6cm">
          <text:p text:style-name="P3"><text:span text:style-name="T1">Instance of 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3cm" svg:height="0.4cm" svg:x="1.9cm" svg:y="1.6cm">
          <text:p text:style-name="P3"><text:span text:style-name="T1">Instance of 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3cm" svg:height="0.4cm" svg:x="1.9cm" svg:y="3.8cm">
          <text:p text:style-name="P3"><text:span text:style-name="T1">Instance of Sequen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0.4cm" svg:y1="0.5cm" svg:x2="0.4cm" svg:y2="6.3cm">
          <text:p/>
        </draw:line>
        <draw:line draw:style-name="gr3" draw:text-style-name="P5" draw:layer="layout" svg:x1="1cm" svg:y1="1cm" svg:x2="1cm" svg:y2="3.5cm">
          <text:p/>
        </draw:line>
        <draw:line draw:style-name="gr3" draw:text-style-name="P5" draw:layer="layout" svg:x1="1.3cm" svg:y1="1.3cm" svg:x2="1cm" svg:y2="1.3cm">
          <text:p/>
        </draw:line>
        <draw:line draw:style-name="gr3" draw:text-style-name="P5" draw:layer="layout" svg:x1="1.6cm" svg:y1="1.5cm" svg:x2="1.6cm" svg:y2="1.8cm">
          <text:p/>
        </draw:line>
        <draw:line draw:style-name="gr3" draw:text-style-name="P5" draw:layer="layout" svg:x1="1.9cm" svg:y1="1.8cm" svg:x2="1.6cm" svg:y2="1.8cm">
          <text:p/>
        </draw:line>
        <draw:line draw:style-name="gr3" draw:text-style-name="P5" draw:layer="layout" svg:x1="1.9cm" svg:y1="4cm" svg:x2="1.6cm" svg:y2="4cm">
          <text:p/>
        </draw:line>
        <draw:line draw:style-name="gr3" draw:text-style-name="P5" draw:layer="layout" svg:x1="2.5cm" svg:y1="2.3cm" svg:x2="2.2cm" svg:y2="2.3cm">
          <text:p/>
        </draw:line>
        <draw:line draw:style-name="gr3" draw:text-style-name="P5" draw:layer="layout" svg:x1="2.5cm" svg:y1="2.8cm" svg:x2="2.2cm" svg:y2="2.8cm">
          <text:p/>
        </draw:line>
        <draw:line draw:style-name="gr3" draw:text-style-name="P5" draw:layer="layout" svg:x1="2.2cm" svg:y1="2cm" svg:x2="2.2cm" svg:y2="2.8cm">
          <text:p/>
        </draw:line>
        <draw:line draw:style-name="gr3" draw:text-style-name="P5" draw:layer="layout" svg:x1="2.5cm" svg:y1="4.5cm" svg:x2="2.2cm" svg:y2="4.5cm">
          <text:p/>
        </draw:line>
        <draw:line draw:style-name="gr3" draw:text-style-name="P5" draw:layer="layout" svg:x1="2.5cm" svg:y1="5cm" svg:x2="2.2cm" svg:y2="5cm">
          <text:p/>
        </draw:line>
        <draw:line draw:style-name="gr3" draw:text-style-name="P5" draw:layer="layout" svg:x1="2.2cm" svg:y1="4.2cm" svg:x2="2.2cm" svg:y2="5cm">
          <text:p/>
        </draw:line>
        <draw:line draw:style-name="gr3" draw:text-style-name="P5" draw:layer="layout" svg:x1="0.7cm" svg:y1="6.3cm" svg:x2="0.4cm" svg:y2="6.3cm">
          <text:p/>
        </draw:line>
        <draw:line draw:style-name="gr3" draw:text-style-name="P5" draw:layer="layout" svg:x1="0.7cm" svg:y1="0.8cm" svg:x2="0.4cm" svg:y2="0.8cm">
          <text:p/>
        </draw:line>
        <draw:custom-shape draw:style-name="gr2" draw:text-style-name="P4" draw:layer="layout" svg:width="3.1cm" svg:height="0.4cm" svg:x="0.7cm" svg:y="5.5cm">
          <text:p text:style-name="P3"><text:span text:style-name="T1">Instance of 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0.7cm" svg:y1="5.7cm" svg:x2="0.4cm" svg:y2="5.7cm">
          <text:p/>
        </draw:line>
        <draw:custom-shape draw:style-name="gr2" draw:text-style-name="P4" draw:layer="layout" svg:width="3.2cm" svg:height="0.4cm" svg:x="1.3cm" svg:y="3.3cm">
          <text:p text:style-name="P3"><text:span text:style-name="T1">Instance of 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.3cm" svg:y1="3.5cm" svg:x2="1cm" svg:y2="3.5cm">
          <text:p/>
        </draw:line>
        <draw:line draw:style-name="gr3" draw:text-style-name="P5" draw:layer="layout" svg:x1="1.6cm" svg:y1="3.7cm" svg:x2="1.6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cm" fo:page-height="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4-08-18T15:01:36.34</dc:date>
    <meta:editing-duration>P1DT33M11S</meta:editing-duration>
    <meta:editing-cycles>23</meta:editing-cycles>
    <meta:generator>LibreOffice/3.5$Windows_x86 LibreOffice_project/e0fbe70-5879838-a0745b0-0cd1158-638b327</meta:generator>
    <meta:document-statistic meta:object-count="29"/>
  </office:meta>
</office:document-meta>
</file>